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Colomera_Level_6">
            <text:p>Colomera_Level_6</text:p>
          </table:table-cell>
          <table:table-cell office:value-type="float" office:value="39.34">
            <text:p>39.34</text:p>
          </table:table-cell>
          <table:table-cell office:value-type="float" office:value="-0.36">
            <text:p>-0.36</text:p>
          </table:table-cell>
          <table:table-cell office:value-type="float" office:value="1515.0">
            <text:p>1515.0</text:p>
          </table:table-cell>
          <table:table-cell office:value-type="float" office:value="158.0">
            <text:p>158.0</text:p>
          </table:table-cell>
          <table:table-cell office:value-type="string" office:value="Bivalve shell (not specified)">
            <text:p>Bivalve shell (not specified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njaumeEtal1992,VacchiEtal2018a">
            <text:p>SanjaumeEtal1992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Colomera_Level_8">
            <text:p>Colomera_Level_8</text:p>
          </table:table-cell>
          <table:table-cell office:value-type="float" office:value="39.34">
            <text:p>39.34</text:p>
          </table:table-cell>
          <table:table-cell office:value-type="float" office:value="-0.36">
            <text:p>-0.36</text:p>
          </table:table-cell>
          <table:table-cell office:value-type="float" office:value="3215.0">
            <text:p>3215.0</text:p>
          </table:table-cell>
          <table:table-cell office:value-type="float" office:value="247.0">
            <text:p>247.0</text:p>
          </table:table-cell>
          <table:table-cell office:value-type="string" office:value="Bivalve shell (not specified)">
            <text:p>Bivalve shell (not specified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njaumeEtal1992,VacchiEtal2018a">
            <text:p>SanjaumeEtal1992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15488">
            <text:p>BETA-215488</text:p>
          </table:table-cell>
          <table:table-cell office:value-type="float" office:value="39.3">
            <text:p>39.3</text:p>
          </table:table-cell>
          <table:table-cell office:value-type="float" office:value="-0.32">
            <text:p>-0.32</text:p>
          </table:table-cell>
          <table:table-cell office:value-type="float" office:value="3220.0">
            <text:p>3220.0</text:p>
          </table:table-cell>
          <table:table-cell office:value-type="float" office:value="40.0">
            <text:p>40.0</text:p>
          </table:table-cell>
          <table:table-cell office:value-type="string" office:value="Pollen concentration">
            <text:p>Pollen concentration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coBarbaEtal2013,VacchiEtal2018a">
            <text:p>MarcoBarbaEtal2013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0">
            <text:p>Beta-288410</text:p>
          </table:table-cell>
          <table:table-cell office:value-type="float" office:value="39.734">
            <text:p>39.734</text:p>
          </table:table-cell>
          <table:table-cell office:value-type="float" office:value="-0.197">
            <text:p>-0.197</text:p>
          </table:table-cell>
          <table:table-cell office:value-type="float" office:value="4280.0">
            <text:p>428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lazquezEtal2017,VacchiEtal2018a">
            <text:p>BlazquezEtal2017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2">
            <text:p>Beta-288412</text:p>
          </table:table-cell>
          <table:table-cell office:value-type="float" office:value="39.734">
            <text:p>39.734</text:p>
          </table:table-cell>
          <table:table-cell office:value-type="float" office:value="-0.197">
            <text:p>-0.197</text:p>
          </table:table-cell>
          <table:table-cell office:value-type="float" office:value="6610.0">
            <text:p>661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lazquezEtal2017,VacchiEtal2018a">
            <text:p>BlazquezEtal2017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3">
            <text:p>Beta-288413</text:p>
          </table:table-cell>
          <table:table-cell office:value-type="float" office:value="39.737">
            <text:p>39.737</text:p>
          </table:table-cell>
          <table:table-cell office:value-type="float" office:value="-0.187">
            <text:p>-0.187</text:p>
          </table:table-cell>
          <table:table-cell office:value-type="float" office:value="4680.0">
            <text:p>468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4">
            <text:p>Beta-288414</text:p>
          </table:table-cell>
          <table:table-cell office:value-type="float" office:value="39.737">
            <text:p>39.737</text:p>
          </table:table-cell>
          <table:table-cell office:value-type="float" office:value="-0.187">
            <text:p>-0.187</text:p>
          </table:table-cell>
          <table:table-cell office:value-type="float" office:value="5970.0">
            <text:p>597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3">
            <text:p>Beta-346463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450.0">
            <text:p>450.0</text:p>
          </table:table-cell>
          <table:table-cell office:value-type="float" office:value="30.0">
            <text:p>3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4">
            <text:p>Beta-346464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4550.0">
            <text:p>455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5">
            <text:p>Beta-346465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880.0">
            <text:p>880.0</text:p>
          </table:table-cell>
          <table:table-cell office:value-type="float" office:value="30.0">
            <text:p>3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6">
            <text:p>Beta-346466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2750.0">
            <text:p>275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7">
            <text:p>Beta-346467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3900.0">
            <text:p>39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8">
            <text:p>Beta-346468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7380.0">
            <text:p>7380.0</text:p>
          </table:table-cell>
          <table:table-cell office:value-type="float" office:value="40.0">
            <text:p>4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50363">
            <text:p>Beta-350363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1420.0">
            <text:p>142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62537">
            <text:p>Beta-362537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4400.0">
            <text:p>44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77886">
            <text:p>Beta-377886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1480.0">
            <text:p>1480.0</text:p>
          </table:table-cell>
          <table:table-cell office:value-type="float" office:value="30.0">
            <text:p>30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R-2167">
            <text:p>R-2167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3900.0">
            <text:p>39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monaGonzalezBallester2011,VacchiEtal2018a">
            <text:p>CarmonaGonzalezBallester2011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R-2168">
            <text:p>R-2168</text:p>
          </table:table-cell>
          <table:table-cell office:value-type="float" office:value="39.45">
            <text:p>39.45</text:p>
          </table:table-cell>
          <table:table-cell office:value-type="float" office:value="-0.33">
            <text:p>-0.33</text:p>
          </table:table-cell>
          <table:table-cell office:value-type="float" office:value="3980.0">
            <text:p>39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RuizCarmona2005,VacchiEtal2018a">
            <text:p>RuizCarmona2005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08373">
            <text:p>BETA-208373</text:p>
          </table:table-cell>
          <table:table-cell office:value-type="float" office:value="39.3">
            <text:p>39.3</text:p>
          </table:table-cell>
          <table:table-cell office:value-type="float" office:value="-0.32">
            <text:p>-0.32</text:p>
          </table:table-cell>
          <table:table-cell office:value-type="float" office:value="6250.0">
            <text:p>6250.0</text:p>
          </table:table-cell>
          <table:table-cell office:value-type="float" office:value="40.0">
            <text:p>40.0</text:p>
          </table:table-cell>
          <table:table-cell office:value-type="string" office:value="Pollen concentration">
            <text:p>Pollen concentration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coBarbaEtal2013,VacchiEtal2018a">
            <text:p>MarcoBarbaEtal2013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04241">
            <text:p>BETA-204241</text:p>
          </table:table-cell>
          <table:table-cell office:value-type="float" office:value="39.3">
            <text:p>39.3</text:p>
          </table:table-cell>
          <table:table-cell office:value-type="float" office:value="-0.32">
            <text:p>-0.32</text:p>
          </table:table-cell>
          <table:table-cell office:value-type="float" office:value="6600.0">
            <text:p>6600.0</text:p>
          </table:table-cell>
          <table:table-cell office:value-type="float" office:value="50.0">
            <text:p>50.0</text:p>
          </table:table-cell>
          <table:table-cell office:value-type="string" office:value="Pollen concentration">
            <text:p>Pollen concentration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coBarbaEtal2013,VacchiEtal2018a">
            <text:p>MarcoBarbaEtal2013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86336">
            <text:p>Beta-386336</text:p>
          </table:table-cell>
          <table:table-cell office:value-type="float" office:value="39.753">
            <text:p>39.753</text:p>
          </table:table-cell>
          <table:table-cell office:value-type="float" office:value="-0.193">
            <text:p>-0.193</text:p>
          </table:table-cell>
          <table:table-cell office:value-type="float" office:value="2060.0">
            <text:p>2060.0</text:p>
          </table:table-cell>
          <table:table-cell office:value-type="float" office:value="30.0">
            <text:p>30.0</text:p>
          </table:table-cell>
          <table:table-cell office:value-type="string" office:value="Vegetal material">
            <text:p>Vegetal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86335">
            <text:p>Beta-386335</text:p>
          </table:table-cell>
          <table:table-cell office:value-type="float" office:value="39.753">
            <text:p>39.753</text:p>
          </table:table-cell>
          <table:table-cell office:value-type="float" office:value="-0.193">
            <text:p>-0.193</text:p>
          </table:table-cell>
          <table:table-cell office:value-type="float" office:value="1830.0">
            <text:p>1830.0</text:p>
          </table:table-cell>
          <table:table-cell office:value-type="float" office:value="30.0">
            <text:p>3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UBAR-78">
            <text:p>UBAR-78</text:p>
          </table:table-cell>
          <table:table-cell office:value-type="float" office:value="38.87">
            <text:p>38.87</text:p>
          </table:table-cell>
          <table:table-cell office:value-type="float" office:value="-0.06">
            <text:p>-0.06</text:p>
          </table:table-cell>
          <table:table-cell office:value-type="float" office:value="8300.0">
            <text:p>830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1">
            <text:p>-16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upreEtal1988,VacchiEtal2018a">
            <text:p>DupreEtal198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UBAR-44">
            <text:p>UBAR-44</text:p>
          </table:table-cell>
          <table:table-cell office:value-type="float" office:value="38.87">
            <text:p>38.87</text:p>
          </table:table-cell>
          <table:table-cell office:value-type="float" office:value="-0.06">
            <text:p>-0.06</text:p>
          </table:table-cell>
          <table:table-cell office:value-type="float" office:value="7790.0">
            <text:p>77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">
            <text:p>-1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upreEtal1988,VacchiEtal2018a">
            <text:p>DupreEtal198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R-2176">
            <text:p>R-2176</text:p>
          </table:table-cell>
          <table:table-cell office:value-type="float" office:value="39.45">
            <text:p>39.45</text:p>
          </table:table-cell>
          <table:table-cell office:value-type="float" office:value="-0.33">
            <text:p>-0.33</text:p>
          </table:table-cell>
          <table:table-cell office:value-type="float" office:value="7570.0">
            <text:p>757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">
            <text:p>-6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RuizPerezCarmona1999,RuizCarmona2005,CarmonaRuiz2011,VacchiEtal2018a">
            <text:p>RuizPerezCarmona1999,RuizCarmona2005,CarmonaRuiz2011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86333">
            <text:p>Beta-386333</text:p>
          </table:table-cell>
          <table:table-cell office:value-type="float" office:value="39.749">
            <text:p>39.749</text:p>
          </table:table-cell>
          <table:table-cell office:value-type="float" office:value="-0.186">
            <text:p>-0.186</text:p>
          </table:table-cell>
          <table:table-cell office:value-type="float" office:value="4720.0">
            <text:p>4720.0</text:p>
          </table:table-cell>
          <table:table-cell office:value-type="float" office:value="30.0">
            <text:p>30.0</text:p>
          </table:table-cell>
          <table:table-cell office:value-type="string" office:value="Vegetal material">
            <text:p>Vegetal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147301">
            <text:p>BETA-147301</text:p>
          </table:table-cell>
          <table:table-cell office:value-type="float" office:value="39.15">
            <text:p>39.15</text:p>
          </table:table-cell>
          <table:table-cell office:value-type="float" office:value="-0.25">
            <text:p>-0.25</text:p>
          </table:table-cell>
          <table:table-cell office:value-type="float" office:value="4650.0">
            <text:p>465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Ruiz2002,VacchiEtal2018a">
            <text:p>Ruiz2002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